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_0.5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OP_K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tudent_same</text:p>
          </table:table-cell>
          <table:table-cell office:value-type="string" calcext:value-type="string">
            <text:p>SMT</text:p>
          </table:table-cell>
          <table:table-cell office:value-type="float" office:value="0.992183310933548" calcext:value-type="float">
            <text:p>0.992183310933548</text:p>
          </table:table-cell>
          <table:table-cell office:value-type="float" office:value="0.992555614338202" calcext:value-type="float">
            <text:p>0.992555614338202</text:p>
          </table:table-cell>
          <table:table-cell office:value-type="float" office:value="0.993370969280587" calcext:value-type="float">
            <text:p>0.993370969280587</text:p>
          </table:table-cell>
          <table:table-cell office:value-type="float" office:value="0.994730222930046" calcext:value-type="float">
            <text:p>0.994730222930046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976798383453533" calcext:value-type="float">
            <text:p>0.976798383453533</text:p>
          </table:table-cell>
          <table:table-cell office:value-type="float" office:value="0.980305629238712" calcext:value-type="float">
            <text:p>0.980305629238712</text:p>
          </table:table-cell>
          <table:table-cell office:value-type="float" office:value="0.984952064089432" calcext:value-type="float">
            <text:p>0.984952064089432</text:p>
          </table:table-cell>
          <table:table-cell office:value-type="float" office:value="0.985739041492867" calcext:value-type="float">
            <text:p>0.985739041492867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978166441902146" calcext:value-type="float">
            <text:p>0.978166441902146</text:p>
          </table:table-cell>
          <table:table-cell office:value-type="float" office:value="0.985675855490828" calcext:value-type="float">
            <text:p>0.985675855490828</text:p>
          </table:table-cell>
          <table:table-cell office:value-type="float" office:value="0.988389915936531" calcext:value-type="float">
            <text:p>0.988389915936531</text:p>
          </table:table-cell>
          <table:table-cell office:value-type="float" office:value="0.989992653228363" calcext:value-type="float">
            <text:p>0.989992653228363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985758282884799" calcext:value-type="float">
            <text:p>0.985758282884799</text:p>
          </table:table-cell>
          <table:table-cell office:value-type="float" office:value="0.988115407223542" calcext:value-type="float">
            <text:p>0.988115407223542</text:p>
          </table:table-cell>
          <table:table-cell office:value-type="float" office:value="0.990380298884949" calcext:value-type="float">
            <text:p>0.990380298884949</text:p>
          </table:table-cell>
          <table:table-cell office:value-type="float" office:value="0.991480985414078" calcext:value-type="float">
            <text:p>0.991480985414078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971072829082008" calcext:value-type="float">
            <text:p>0.971072829082008</text:p>
          </table:table-cell>
          <table:table-cell office:value-type="float" office:value="0.971686128379611" calcext:value-type="float">
            <text:p>0.971686128379611</text:p>
          </table:table-cell>
          <table:table-cell office:value-type="float" office:value="0.974298932295364" calcext:value-type="float">
            <text:p>0.974298932295364</text:p>
          </table:table-cell>
          <table:table-cell office:value-type="float" office:value="0.97411884514295" calcext:value-type="float">
            <text:p>0.97411884514295</text:p>
          </table:table-cell>
        </table:table-row>
        <table:table-row table:style-name="ro1">
          <table:table-cell office:value-type="string" calcext:value-type="string">
            <text:p>student_diff</text:p>
          </table:table-cell>
          <table:table-cell office:value-type="string" calcext:value-type="string">
            <text:p>SMT</text:p>
          </table:table-cell>
          <table:table-cell office:value-type="float" office:value="0.871695010949038" calcext:value-type="float">
            <text:p>0.871695010949038</text:p>
          </table:table-cell>
          <table:table-cell office:value-type="float" office:value="0.876514804144459" calcext:value-type="float">
            <text:p>0.876514804144459</text:p>
          </table:table-cell>
          <table:table-cell office:value-type="float" office:value="0.884602512523824" calcext:value-type="float">
            <text:p>0.884602512523824</text:p>
          </table:table-cell>
          <table:table-cell office:value-type="float" office:value="0.891755914713413" calcext:value-type="float">
            <text:p>0.891755914713413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855488953774628" calcext:value-type="float">
            <text:p>0.855488953774628</text:p>
          </table:table-cell>
          <table:table-cell office:value-type="float" office:value="0.861828966018215" calcext:value-type="float">
            <text:p>0.861828966018215</text:p>
          </table:table-cell>
          <table:table-cell office:value-type="float" office:value="0.873649112260293" calcext:value-type="float">
            <text:p>0.873649112260293</text:p>
          </table:table-cell>
          <table:table-cell office:value-type="float" office:value="0.880691372197609" calcext:value-type="float">
            <text:p>0.880691372197609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851296675947259" calcext:value-type="float">
            <text:p>0.851296675947259</text:p>
          </table:table-cell>
          <table:table-cell office:value-type="float" office:value="0.864004098220483" calcext:value-type="float">
            <text:p>0.864004098220483</text:p>
          </table:table-cell>
          <table:table-cell office:value-type="float" office:value="0.875576542619289" calcext:value-type="float">
            <text:p>0.875576542619289</text:p>
          </table:table-cell>
          <table:table-cell office:value-type="float" office:value="0.883335010990369" calcext:value-type="float">
            <text:p>0.883335010990369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860758835645303" calcext:value-type="float">
            <text:p>0.860758835645303</text:p>
          </table:table-cell>
          <table:table-cell office:value-type="float" office:value="0.867101015805548" calcext:value-type="float">
            <text:p>0.867101015805548</text:p>
          </table:table-cell>
          <table:table-cell office:value-type="float" office:value="0.876281797712183" calcext:value-type="float">
            <text:p>0.876281797712183</text:p>
          </table:table-cell>
          <table:table-cell office:value-type="float" office:value="0.883397942354199" calcext:value-type="float">
            <text:p>0.883397942354199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854058934753221" calcext:value-type="float">
            <text:p>0.854058934753221</text:p>
          </table:table-cell>
          <table:table-cell office:value-type="float" office:value="0.859740769514331" calcext:value-type="float">
            <text:p>0.859740769514331</text:p>
          </table:table-cell>
          <table:table-cell office:value-type="float" office:value="0.868650266524722" calcext:value-type="float">
            <text:p>0.868650266524722</text:p>
          </table:table-cell>
          <table:table-cell office:value-type="float" office:value="0.875599548763167" calcext:value-type="float">
            <text:p>0.875599548763167</text:p>
          </table:table-cell>
        </table:table-row>
        <table:table-row table:style-name="ro1">
          <table:table-cell office:value-type="string" calcext:value-type="string">
            <text:p>teacher_same</text:p>
          </table:table-cell>
          <table:table-cell office:value-type="string" calcext:value-type="string">
            <text:p>SMT</text:p>
          </table:table-cell>
          <table:table-cell office:value-type="float" office:value="0.995507783428279" calcext:value-type="float">
            <text:p>0.995507783428279</text:p>
          </table:table-cell>
          <table:table-cell office:value-type="float" office:value="0.995583636379828" calcext:value-type="float">
            <text:p>0.995583636379828</text:p>
          </table:table-cell>
          <table:table-cell office:value-type="float" office:value="0.995781367851896" calcext:value-type="float">
            <text:p>0.995781367851896</text:p>
          </table:table-cell>
          <table:table-cell office:value-type="float" office:value="0.995970697158796" calcext:value-type="float">
            <text:p>0.995970697158796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976481597978987" calcext:value-type="float">
            <text:p>0.976481597978987</text:p>
          </table:table-cell>
          <table:table-cell office:value-type="float" office:value="0.977739715835907" calcext:value-type="float">
            <text:p>0.977739715835907</text:p>
          </table:table-cell>
          <table:table-cell office:value-type="float" office:value="0.980000253766397" calcext:value-type="float">
            <text:p>0.980000253766397</text:p>
          </table:table-cell>
          <table:table-cell office:value-type="float" office:value="0.980586412008582" calcext:value-type="float">
            <text:p>0.980586412008582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974885059740581" calcext:value-type="float">
            <text:p>0.974885059740581</text:p>
          </table:table-cell>
          <table:table-cell office:value-type="float" office:value="0.979496508140855" calcext:value-type="float">
            <text:p>0.979496508140855</text:p>
          </table:table-cell>
          <table:table-cell office:value-type="float" office:value="0.980838598837922" calcext:value-type="float">
            <text:p>0.980838598837922</text:p>
          </table:table-cell>
          <table:table-cell office:value-type="float" office:value="0.982057794228752" calcext:value-type="float">
            <text:p>0.982057794228752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978307397553676" calcext:value-type="float">
            <text:p>0.978307397553676</text:p>
          </table:table-cell>
          <table:table-cell office:value-type="float" office:value="0.979045751683212" calcext:value-type="float">
            <text:p>0.979045751683212</text:p>
          </table:table-cell>
          <table:table-cell office:value-type="float" office:value="0.982111821149977" calcext:value-type="float">
            <text:p>0.982111821149977</text:p>
          </table:table-cell>
          <table:table-cell office:value-type="float" office:value="0.982687919637527" calcext:value-type="float">
            <text:p>0.982687919637527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97879229418089" calcext:value-type="float">
            <text:p>0.97879229418089</text:p>
          </table:table-cell>
          <table:table-cell office:value-type="float" office:value="0.979862713269564" calcext:value-type="float">
            <text:p>0.979862713269564</text:p>
          </table:table-cell>
          <table:table-cell office:value-type="float" office:value="0.981081246116757" calcext:value-type="float">
            <text:p>0.981081246116757</text:p>
          </table:table-cell>
          <table:table-cell office:value-type="float" office:value="0.981931470857516" calcext:value-type="float">
            <text:p>0.981931470857516</text:p>
          </table:table-cell>
        </table:table-row>
        <table:table-row table:style-name="ro1">
          <table:table-cell office:value-type="string" calcext:value-type="string">
            <text:p>teacher_diff</text:p>
          </table:table-cell>
          <table:table-cell office:value-type="string" calcext:value-type="string">
            <text:p>SMT</text:p>
          </table:table-cell>
          <table:table-cell office:value-type="float" office:value="0.858845465567081" calcext:value-type="float">
            <text:p>0.858845465567081</text:p>
          </table:table-cell>
          <table:table-cell office:value-type="float" office:value="0.861227531945358" calcext:value-type="float">
            <text:p>0.861227531945358</text:p>
          </table:table-cell>
          <table:table-cell office:value-type="float" office:value="0.863189304622148" calcext:value-type="float">
            <text:p>0.863189304622148</text:p>
          </table:table-cell>
          <table:table-cell office:value-type="float" office:value="0.865666467481127" calcext:value-type="float">
            <text:p>0.865666467481127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849903273531525" calcext:value-type="float">
            <text:p>0.849903273531525</text:p>
          </table:table-cell>
          <table:table-cell office:value-type="float" office:value="0.852575672329641" calcext:value-type="float">
            <text:p>0.852575672329641</text:p>
          </table:table-cell>
          <table:table-cell office:value-type="float" office:value="0.855010599014343" calcext:value-type="float">
            <text:p>0.855010599014343</text:p>
          </table:table-cell>
          <table:table-cell office:value-type="float" office:value="0.857149913633354" calcext:value-type="float">
            <text:p>0.857149913633354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848004838956898" calcext:value-type="float">
            <text:p>0.848004838956898</text:p>
          </table:table-cell>
          <table:table-cell office:value-type="float" office:value="0.852928871118702" calcext:value-type="float">
            <text:p>0.852928871118702</text:p>
          </table:table-cell>
          <table:table-cell office:value-type="float" office:value="0.855839173978816" calcext:value-type="float">
            <text:p>0.855839173978816</text:p>
          </table:table-cell>
          <table:table-cell office:value-type="float" office:value="0.859280758694637" calcext:value-type="float">
            <text:p>0.859280758694637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850173967996449" calcext:value-type="float">
            <text:p>0.850173967996449</text:p>
          </table:table-cell>
          <table:table-cell office:value-type="float" office:value="0.853073748859822" calcext:value-type="float">
            <text:p>0.853073748859822</text:p>
          </table:table-cell>
          <table:table-cell office:value-type="float" office:value="0.855724470860979" calcext:value-type="float">
            <text:p>0.855724470860979</text:p>
          </table:table-cell>
          <table:table-cell office:value-type="float" office:value="0.857859120509244" calcext:value-type="float">
            <text:p>0.857859120509244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850757962202977" calcext:value-type="float">
            <text:p>0.850757962202977</text:p>
          </table:table-cell>
          <table:table-cell office:value-type="float" office:value="0.853520098103363" calcext:value-type="float">
            <text:p>0.853520098103363</text:p>
          </table:table-cell>
          <table:table-cell office:value-type="float" office:value="0.855756328430766" calcext:value-type="float">
            <text:p>0.855756328430766</text:p>
          </table:table-cell>
          <table:table-cell office:value-type="float" office:value="0.857865322107211" calcext:value-type="float">
            <text:p>0.857865322107211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MT</text:p>
          </table:table-cell>
          <table:table-cell office:value-type="float" office:value="0.991438573241918" calcext:value-type="float">
            <text:p>0.991438573241918</text:p>
          </table:table-cell>
          <table:table-cell office:value-type="float" office:value="0.991747706354055" calcext:value-type="float">
            <text:p>0.991747706354055</text:p>
          </table:table-cell>
          <table:table-cell office:value-type="float" office:value="0.992377604943496" calcext:value-type="float">
            <text:p>0.992377604943496</text:p>
          </table:table-cell>
          <table:table-cell office:value-type="float" office:value="0.99285532281839" calcext:value-type="float">
            <text:p>0.99285532281839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987101183594421" calcext:value-type="float">
            <text:p>0.987101183594421</text:p>
          </table:table-cell>
          <table:table-cell office:value-type="float" office:value="0.987697020773937" calcext:value-type="float">
            <text:p>0.987697020773937</text:p>
          </table:table-cell>
          <table:table-cell office:value-type="float" office:value="0.989047537635679" calcext:value-type="float">
            <text:p>0.989047537635679</text:p>
          </table:table-cell>
          <table:table-cell office:value-type="float" office:value="0.989556779828985" calcext:value-type="float">
            <text:p>0.989556779828985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981587657799381" calcext:value-type="float">
            <text:p>0.981587657799381</text:p>
          </table:table-cell>
          <table:table-cell office:value-type="float" office:value="0.983761146757965" calcext:value-type="float">
            <text:p>0.983761146757965</text:p>
          </table:table-cell>
          <table:table-cell office:value-type="float" office:value="0.985208224432704" calcext:value-type="float">
            <text:p>0.985208224432704</text:p>
          </table:table-cell>
          <table:table-cell office:value-type="float" office:value="0.986268143647212" calcext:value-type="float">
            <text:p>0.986268143647212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983707061901723" calcext:value-type="float">
            <text:p>0.983707061901723</text:p>
          </table:table-cell>
          <table:table-cell office:value-type="float" office:value="0.98470473630318" calcext:value-type="float">
            <text:p>0.98470473630318</text:p>
          </table:table-cell>
          <table:table-cell office:value-type="float" office:value="0.986097859653762" calcext:value-type="float">
            <text:p>0.986097859653762</text:p>
          </table:table-cell>
          <table:table-cell office:value-type="float" office:value="0.986807731827456" calcext:value-type="float">
            <text:p>0.986807731827456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988746320723942" calcext:value-type="float">
            <text:p>0.988746320723942</text:p>
          </table:table-cell>
          <table:table-cell office:value-type="float" office:value="0.989354945363077" calcext:value-type="float">
            <text:p>0.989354945363077</text:p>
          </table:table-cell>
          <table:table-cell office:value-type="float" office:value="0.990268145942948" calcext:value-type="float">
            <text:p>0.990268145942948</text:p>
          </table:table-cell>
          <table:table-cell office:value-type="float" office:value="0.990984988303504" calcext:value-type="float">
            <text:p>0.990984988303504</text:p>
          </table:table-cell>
        </table:table-row>
      </table:table>
      <table:table table:name="Precision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OP_K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tudent_same</text:p>
          </table:table-cell>
          <table:table-cell office:value-type="string" calcext:value-type="string">
            <text:p>SMT</text:p>
          </table:table-cell>
          <table:table-cell office:value-type="float" office:value="0.993206726216635" calcext:value-type="float">
            <text:p>0.993206726216635</text:p>
          </table:table-cell>
          <table:table-cell office:value-type="float" office:value="0.994221088325527" calcext:value-type="float">
            <text:p>0.994221088325527</text:p>
          </table:table-cell>
          <table:table-cell office:value-type="float" office:value="0.994627527345914" calcext:value-type="float">
            <text:p>0.994627527345914</text:p>
          </table:table-cell>
          <table:table-cell office:value-type="float" office:value="0.99587559258218" calcext:value-type="float">
            <text:p>0.99587559258218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962767258134389" calcext:value-type="float">
            <text:p>0.962767258134389</text:p>
          </table:table-cell>
          <table:table-cell office:value-type="float" office:value="0.969318963947354" calcext:value-type="float">
            <text:p>0.969318963947354</text:p>
          </table:table-cell>
          <table:table-cell office:value-type="float" office:value="0.977808443322153" calcext:value-type="float">
            <text:p>0.977808443322153</text:p>
          </table:table-cell>
          <table:table-cell office:value-type="float" office:value="0.978624466573568" calcext:value-type="float">
            <text:p>0.978624466573568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966459889372888" calcext:value-type="float">
            <text:p>0.966459889372888</text:p>
          </table:table-cell>
          <table:table-cell office:value-type="float" office:value="0.979927503223558" calcext:value-type="float">
            <text:p>0.979927503223558</text:p>
          </table:table-cell>
          <table:table-cell office:value-type="float" office:value="0.984946537921779" calcext:value-type="float">
            <text:p>0.984946537921779</text:p>
          </table:table-cell>
          <table:table-cell office:value-type="float" office:value="0.988007972289409" calcext:value-type="float">
            <text:p>0.988007972289409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977702245375722" calcext:value-type="float">
            <text:p>0.977702245375722</text:p>
          </table:table-cell>
          <table:table-cell office:value-type="float" office:value="0.982006288527071" calcext:value-type="float">
            <text:p>0.982006288527071</text:p>
          </table:table-cell>
          <table:table-cell office:value-type="float" office:value="0.986123451842015" calcext:value-type="float">
            <text:p>0.986123451842015</text:p>
          </table:table-cell>
          <table:table-cell office:value-type="float" office:value="0.987991311194904" calcext:value-type="float">
            <text:p>0.987991311194904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965124816096712" calcext:value-type="float">
            <text:p>0.965124816096712</text:p>
          </table:table-cell>
          <table:table-cell office:value-type="float" office:value="0.966515659206747" calcext:value-type="float">
            <text:p>0.966515659206747</text:p>
          </table:table-cell>
          <table:table-cell office:value-type="float" office:value="0.969344418904123" calcext:value-type="float">
            <text:p>0.969344418904123</text:p>
          </table:table-cell>
          <table:table-cell office:value-type="float" office:value="0.968799862811839" calcext:value-type="float">
            <text:p>0.968799862811839</text:p>
          </table:table-cell>
        </table:table-row>
        <table:table-row table:style-name="ro1">
          <table:table-cell office:value-type="string" calcext:value-type="string">
            <text:p>student_diff</text:p>
          </table:table-cell>
          <table:table-cell office:value-type="string" calcext:value-type="string">
            <text:p>SMT</text:p>
          </table:table-cell>
          <table:table-cell office:value-type="float" office:value="0.890934221341658" calcext:value-type="float">
            <text:p>0.890934221341658</text:p>
          </table:table-cell>
          <table:table-cell office:value-type="float" office:value="0.897078068009538" calcext:value-type="float">
            <text:p>0.897078068009538</text:p>
          </table:table-cell>
          <table:table-cell office:value-type="float" office:value="0.903911909017069" calcext:value-type="float">
            <text:p>0.903911909017069</text:p>
          </table:table-cell>
          <table:table-cell office:value-type="float" office:value="0.910649236919968" calcext:value-type="float">
            <text:p>0.910649236919968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857361305061693" calcext:value-type="float">
            <text:p>0.857361305061693</text:p>
          </table:table-cell>
          <table:table-cell office:value-type="float" office:value="0.866447277956963" calcext:value-type="float">
            <text:p>0.866447277956963</text:p>
          </table:table-cell>
          <table:table-cell office:value-type="float" office:value="0.880264151606629" calcext:value-type="float">
            <text:p>0.880264151606629</text:p>
          </table:table-cell>
          <table:table-cell office:value-type="float" office:value="0.886765465254577" calcext:value-type="float">
            <text:p>0.886765465254577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852851880940625" calcext:value-type="float">
            <text:p>0.852851880940625</text:p>
          </table:table-cell>
          <table:table-cell office:value-type="float" office:value="0.87478253190501" calcext:value-type="float">
            <text:p>0.87478253190501</text:p>
          </table:table-cell>
          <table:table-cell office:value-type="float" office:value="0.888178585470465" calcext:value-type="float">
            <text:p>0.888178585470465</text:p>
          </table:table-cell>
          <table:table-cell office:value-type="float" office:value="0.896243615786302" calcext:value-type="float">
            <text:p>0.896243615786302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868524021330252" calcext:value-type="float">
            <text:p>0.868524021330252</text:p>
          </table:table-cell>
          <table:table-cell office:value-type="float" office:value="0.877566511161946" calcext:value-type="float">
            <text:p>0.877566511161946</text:p>
          </table:table-cell>
          <table:table-cell office:value-type="float" office:value="0.886620564654031" calcext:value-type="float">
            <text:p>0.886620564654031</text:p>
          </table:table-cell>
          <table:table-cell office:value-type="float" office:value="0.893267193867204" calcext:value-type="float">
            <text:p>0.893267193867204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863239312257882" calcext:value-type="float">
            <text:p>0.863239312257882</text:p>
          </table:table-cell>
          <table:table-cell office:value-type="float" office:value="0.871454552310136" calcext:value-type="float">
            <text:p>0.871454552310136</text:p>
          </table:table-cell>
          <table:table-cell office:value-type="float" office:value="0.879649053290708" calcext:value-type="float">
            <text:p>0.879649053290708</text:p>
          </table:table-cell>
          <table:table-cell office:value-type="float" office:value="0.885018257889556" calcext:value-type="float">
            <text:p>0.885018257889556</text:p>
          </table:table-cell>
        </table:table-row>
        <table:table-row table:style-name="ro1">
          <table:table-cell office:value-type="string" calcext:value-type="string">
            <text:p>teacher_same</text:p>
          </table:table-cell>
          <table:table-cell office:value-type="string" calcext:value-type="string">
            <text:p>SMT</text:p>
          </table:table-cell>
          <table:table-cell office:value-type="float" office:value="0.995475826650746" calcext:value-type="float">
            <text:p>0.995475826650746</text:p>
          </table:table-cell>
          <table:table-cell office:value-type="float" office:value="0.995637718027534" calcext:value-type="float">
            <text:p>0.995637718027534</text:p>
          </table:table-cell>
          <table:table-cell office:value-type="float" office:value="0.995756905341783" calcext:value-type="float">
            <text:p>0.995756905341783</text:p>
          </table:table-cell>
          <table:table-cell office:value-type="float" office:value="0.995941257704201" calcext:value-type="float">
            <text:p>0.995941257704201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974056846204344" calcext:value-type="float">
            <text:p>0.974056846204344</text:p>
          </table:table-cell>
          <table:table-cell office:value-type="float" office:value="0.976105655374055" calcext:value-type="float">
            <text:p>0.976105655374055</text:p>
          </table:table-cell>
          <table:table-cell office:value-type="float" office:value="0.979910234106772" calcext:value-type="float">
            <text:p>0.979910234106772</text:p>
          </table:table-cell>
          <table:table-cell office:value-type="float" office:value="0.980786513935993" calcext:value-type="float">
            <text:p>0.980786513935993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973319335204729" calcext:value-type="float">
            <text:p>0.973319335204729</text:p>
          </table:table-cell>
          <table:table-cell office:value-type="float" office:value="0.980573528541403" calcext:value-type="float">
            <text:p>0.980573528541403</text:p>
          </table:table-cell>
          <table:table-cell office:value-type="float" office:value="0.982694734495342" calcext:value-type="float">
            <text:p>0.982694734495342</text:p>
          </table:table-cell>
          <table:table-cell office:value-type="float" office:value="0.984476098107953" calcext:value-type="float">
            <text:p>0.984476098107953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978340283891845" calcext:value-type="float">
            <text:p>0.978340283891845</text:p>
          </table:table-cell>
          <table:table-cell office:value-type="float" office:value="0.979581922713621" calcext:value-type="float">
            <text:p>0.979581922713621</text:p>
          </table:table-cell>
          <table:table-cell office:value-type="float" office:value="0.983698391922226" calcext:value-type="float">
            <text:p>0.983698391922226</text:p>
          </table:table-cell>
          <table:table-cell office:value-type="float" office:value="0.984427041685992" calcext:value-type="float">
            <text:p>0.984427041685992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977976788509824" calcext:value-type="float">
            <text:p>0.977976788509824</text:p>
          </table:table-cell>
          <table:table-cell office:value-type="float" office:value="0.97982746443948" calcext:value-type="float">
            <text:p>0.97982746443948</text:p>
          </table:table-cell>
          <table:table-cell office:value-type="float" office:value="0.98152733154672" calcext:value-type="float">
            <text:p>0.98152733154672</text:p>
          </table:table-cell>
          <table:table-cell office:value-type="float" office:value="0.982439779940389" calcext:value-type="float">
            <text:p>0.982439779940389</text:p>
          </table:table-cell>
        </table:table-row>
        <table:table-row table:style-name="ro1">
          <table:table-cell office:value-type="string" calcext:value-type="string">
            <text:p>teacher_diff</text:p>
          </table:table-cell>
          <table:table-cell office:value-type="string" calcext:value-type="string">
            <text:p>SMT</text:p>
          </table:table-cell>
          <table:table-cell office:value-type="float" office:value="0.865492797360118" calcext:value-type="float">
            <text:p>0.865492797360118</text:p>
          </table:table-cell>
          <table:table-cell office:value-type="float" office:value="0.868500284412448" calcext:value-type="float">
            <text:p>0.868500284412448</text:p>
          </table:table-cell>
          <table:table-cell office:value-type="float" office:value="0.872762359728086" calcext:value-type="float">
            <text:p>0.872762359728086</text:p>
          </table:table-cell>
          <table:table-cell office:value-type="float" office:value="0.876075155120897" calcext:value-type="float">
            <text:p>0.876075155120897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85424116050494" calcext:value-type="float">
            <text:p>0.85424116050494</text:p>
          </table:table-cell>
          <table:table-cell office:value-type="float" office:value="0.85778910918463" calcext:value-type="float">
            <text:p>0.85778910918463</text:p>
          </table:table-cell>
          <table:table-cell office:value-type="float" office:value="0.862938214846085" calcext:value-type="float">
            <text:p>0.862938214846085</text:p>
          </table:table-cell>
          <table:table-cell office:value-type="float" office:value="0.866118307170188" calcext:value-type="float">
            <text:p>0.866118307170188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854090502547714" calcext:value-type="float">
            <text:p>0.854090502547714</text:p>
          </table:table-cell>
          <table:table-cell office:value-type="float" office:value="0.86130566954343" calcext:value-type="float">
            <text:p>0.86130566954343</text:p>
          </table:table-cell>
          <table:table-cell office:value-type="float" office:value="0.867204376641316" calcext:value-type="float">
            <text:p>0.867204376641316</text:p>
          </table:table-cell>
          <table:table-cell office:value-type="float" office:value="0.872951248369688" calcext:value-type="float">
            <text:p>0.872951248369688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857003255753244" calcext:value-type="float">
            <text:p>0.857003255753244</text:p>
          </table:table-cell>
          <table:table-cell office:value-type="float" office:value="0.860717840457055" calcext:value-type="float">
            <text:p>0.860717840457055</text:p>
          </table:table-cell>
          <table:table-cell office:value-type="float" office:value="0.86628308333307" calcext:value-type="float">
            <text:p>0.86628308333307</text:p>
          </table:table-cell>
          <table:table-cell office:value-type="float" office:value="0.869615823458129" calcext:value-type="float">
            <text:p>0.869615823458129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856374239559692" calcext:value-type="float">
            <text:p>0.856374239559692</text:p>
          </table:table-cell>
          <table:table-cell office:value-type="float" office:value="0.859983624850121" calcext:value-type="float">
            <text:p>0.859983624850121</text:p>
          </table:table-cell>
          <table:table-cell office:value-type="float" office:value="0.864700064222798" calcext:value-type="float">
            <text:p>0.864700064222798</text:p>
          </table:table-cell>
          <table:table-cell office:value-type="float" office:value="0.867613307410241" calcext:value-type="float">
            <text:p>0.867613307410241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MT</text:p>
          </table:table-cell>
          <table:table-cell office:value-type="float" office:value="0.992074360089135" calcext:value-type="float">
            <text:p>0.992074360089135</text:p>
          </table:table-cell>
          <table:table-cell office:value-type="float" office:value="0.992469104882891" calcext:value-type="float">
            <text:p>0.992469104882891</text:p>
          </table:table-cell>
          <table:table-cell office:value-type="float" office:value="0.993101172169243" calcext:value-type="float">
            <text:p>0.993101172169243</text:p>
          </table:table-cell>
          <table:table-cell office:value-type="float" office:value="0.993566986849521" calcext:value-type="float">
            <text:p>0.993566986849521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986021345508859" calcext:value-type="float">
            <text:p>0.986021345508859</text:p>
          </table:table-cell>
          <table:table-cell office:value-type="float" office:value="0.987069332099971" calcext:value-type="float">
            <text:p>0.987069332099971</text:p>
          </table:table-cell>
          <table:table-cell office:value-type="float" office:value="0.989294373500707" calcext:value-type="float">
            <text:p>0.989294373500707</text:p>
          </table:table-cell>
          <table:table-cell office:value-type="float" office:value="0.989862440383632" calcext:value-type="float">
            <text:p>0.989862440383632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979985241289268" calcext:value-type="float">
            <text:p>0.979985241289268</text:p>
          </table:table-cell>
          <table:table-cell office:value-type="float" office:value="0.984080754072976" calcext:value-type="float">
            <text:p>0.984080754072976</text:p>
          </table:table-cell>
          <table:table-cell office:value-type="float" office:value="0.986253905566399" calcext:value-type="float">
            <text:p>0.986253905566399</text:p>
          </table:table-cell>
          <table:table-cell office:value-type="float" office:value="0.987742602901885" calcext:value-type="float">
            <text:p>0.987742602901885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982709670761802" calcext:value-type="float">
            <text:p>0.982709670761802</text:p>
          </table:table-cell>
          <table:table-cell office:value-type="float" office:value="0.98450606067117" calcext:value-type="float">
            <text:p>0.98450606067117</text:p>
          </table:table-cell>
          <table:table-cell office:value-type="float" office:value="0.986615327115212" calcext:value-type="float">
            <text:p>0.986615327115212</text:p>
          </table:table-cell>
          <table:table-cell office:value-type="float" office:value="0.987509313426229" calcext:value-type="float">
            <text:p>0.987509313426229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988833843872664" calcext:value-type="float">
            <text:p>0.988833843872664</text:p>
          </table:table-cell>
          <table:table-cell office:value-type="float" office:value="0.989755322873213" calcext:value-type="float">
            <text:p>0.989755322873213</text:p>
          </table:table-cell>
          <table:table-cell office:value-type="float" office:value="0.990847411851436" calcext:value-type="float">
            <text:p>0.990847411851436</text:p>
          </table:table-cell>
          <table:table-cell office:value-type="float" office:value="0.991610647402305" calcext:value-type="float">
            <text:p>0.991610647402305</text:p>
          </table:table-cell>
        </table:table-row>
      </table:table>
      <table:table table:name="Recall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OP_K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tudent_same</text:p>
          </table:table-cell>
          <table:table-cell office:value-type="string" calcext:value-type="string">
            <text:p>SMT</text:p>
          </table:table-cell>
          <table:table-cell office:value-type="float" office:value="0.991474760056173" calcext:value-type="float">
            <text:p>0.991474760056173</text:p>
          </table:table-cell>
          <table:table-cell office:value-type="float" office:value="0.991283292881567" calcext:value-type="float">
            <text:p>0.991283292881567</text:p>
          </table:table-cell>
          <table:table-cell office:value-type="float" office:value="0.992465357069972" calcext:value-type="float">
            <text:p>0.992465357069972</text:p>
          </table:table-cell>
          <table:table-cell office:value-type="float" office:value="0.993966429445472" calcext:value-type="float">
            <text:p>0.993966429445472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994119588375813" calcext:value-type="float">
            <text:p>0.994119588375813</text:p>
          </table:table-cell>
          <table:table-cell office:value-type="float" office:value="0.993980941436031" calcext:value-type="float">
            <text:p>0.993980941436031</text:p>
          </table:table-cell>
          <table:table-cell office:value-type="float" office:value="0.994024924431758" calcext:value-type="float">
            <text:p>0.994024924431758</text:p>
          </table:table-cell>
          <table:table-cell office:value-type="float" office:value="0.994795978029511" calcext:value-type="float">
            <text:p>0.994795978029511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992109431200985" calcext:value-type="float">
            <text:p>0.992109431200985</text:p>
          </table:table-cell>
          <table:table-cell office:value-type="float" office:value="0.99270745610566" calcext:value-type="float">
            <text:p>0.99270745610566</text:p>
          </table:table-cell>
          <table:table-cell office:value-type="float" office:value="0.992785340108341" calcext:value-type="float">
            <text:p>0.992785340108341</text:p>
          </table:table-cell>
          <table:table-cell office:value-type="float" office:value="0.992788089045574" calcext:value-type="float">
            <text:p>0.992788089045574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995409864965491" calcext:value-type="float">
            <text:p>0.995409864965491</text:p>
          </table:table-cell>
          <table:table-cell office:value-type="float" office:value="0.9956111364794" calcext:value-type="float">
            <text:p>0.9956111364794</text:p>
          </table:table-cell>
          <table:table-cell office:value-type="float" office:value="0.995841255140304" calcext:value-type="float">
            <text:p>0.995841255140304</text:p>
          </table:table-cell>
          <table:table-cell office:value-type="float" office:value="0.995918336487199" calcext:value-type="float">
            <text:p>0.995918336487199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978638481080965" calcext:value-type="float">
            <text:p>0.978638481080965</text:p>
          </table:table-cell>
          <table:table-cell office:value-type="float" office:value="0.97856071074634" calcext:value-type="float">
            <text:p>0.97856071074634</text:p>
          </table:table-cell>
          <table:table-cell office:value-type="float" office:value="0.980789445085852" calcext:value-type="float">
            <text:p>0.980789445085852</text:p>
          </table:table-cell>
          <table:table-cell office:value-type="float" office:value="0.980887071455934" calcext:value-type="float">
            <text:p>0.980887071455934</text:p>
          </table:table-cell>
        </table:table-row>
        <table:table-row table:style-name="ro1">
          <table:table-cell office:value-type="string" calcext:value-type="string">
            <text:p>student_diff</text:p>
          </table:table-cell>
          <table:table-cell office:value-type="string" calcext:value-type="string">
            <text:p>SMT</text:p>
          </table:table-cell>
          <table:table-cell office:value-type="float" office:value="0.861329987370301" calcext:value-type="float">
            <text:p>0.861329987370301</text:p>
          </table:table-cell>
          <table:table-cell office:value-type="float" office:value="0.86570976009443" calcext:value-type="float">
            <text:p>0.86570976009443</text:p>
          </table:table-cell>
          <table:table-cell office:value-type="float" office:value="0.875310971796865" calcext:value-type="float">
            <text:p>0.875310971796865</text:p>
          </table:table-cell>
          <table:table-cell office:value-type="float" office:value="0.883244447671868" calcext:value-type="float">
            <text:p>0.883244447671868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861618426781804" calcext:value-type="float">
            <text:p>0.861618426781804</text:p>
          </table:table-cell>
          <table:table-cell office:value-type="float" office:value="0.866501084144468" calcext:value-type="float">
            <text:p>0.866501084144468</text:p>
          </table:table-cell>
          <table:table-cell office:value-type="float" office:value="0.876278649853778" calcext:value-type="float">
            <text:p>0.876278649853778</text:p>
          </table:table-cell>
          <table:table-cell office:value-type="float" office:value="0.884192637819775" calcext:value-type="float">
            <text:p>0.884192637819775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857743331442391" calcext:value-type="float">
            <text:p>0.857743331442391</text:p>
          </table:table-cell>
          <table:table-cell office:value-type="float" office:value="0.862630682223017" calcext:value-type="float">
            <text:p>0.862630682223017</text:p>
          </table:table-cell>
          <table:table-cell office:value-type="float" office:value="0.872291140003539" calcext:value-type="float">
            <text:p>0.872291140003539</text:p>
          </table:table-cell>
          <table:table-cell office:value-type="float" office:value="0.87976059429052" calcext:value-type="float">
            <text:p>0.87976059429052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860430240558207" calcext:value-type="float">
            <text:p>0.860430240558207</text:p>
          </table:table-cell>
          <table:table-cell office:value-type="float" office:value="0.865541145476865" calcext:value-type="float">
            <text:p>0.865541145476865</text:p>
          </table:table-cell>
          <table:table-cell office:value-type="float" office:value="0.875061148313852" calcext:value-type="float">
            <text:p>0.875061148313852</text:p>
          </table:table-cell>
          <table:table-cell office:value-type="float" office:value="0.882983613133413" calcext:value-type="float">
            <text:p>0.882983613133413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852782479889087" calcext:value-type="float">
            <text:p>0.852782479889087</text:p>
          </table:table-cell>
          <table:table-cell office:value-type="float" office:value="0.858032287930227" calcext:value-type="float">
            <text:p>0.858032287930227</text:p>
          </table:table-cell>
          <table:table-cell office:value-type="float" office:value="0.86765369111886" calcext:value-type="float">
            <text:p>0.86765369111886</text:p>
          </table:table-cell>
          <table:table-cell office:value-type="float" office:value="0.876559314141647" calcext:value-type="float">
            <text:p>0.876559314141647</text:p>
          </table:table-cell>
        </table:table-row>
        <table:table-row table:style-name="ro1">
          <table:table-cell office:value-type="string" calcext:value-type="string">
            <text:p>teacher_same</text:p>
          </table:table-cell>
          <table:table-cell office:value-type="string" calcext:value-type="string">
            <text:p>SMT</text:p>
          </table:table-cell>
          <table:table-cell office:value-type="float" office:value="0.99570293048258" calcext:value-type="float">
            <text:p>0.99570293048258</text:p>
          </table:table-cell>
          <table:table-cell office:value-type="float" office:value="0.995736671003104" calcext:value-type="float">
            <text:p>0.995736671003104</text:p>
          </table:table-cell>
          <table:table-cell office:value-type="float" office:value="0.996089961711598" calcext:value-type="float">
            <text:p>0.996089961711598</text:p>
          </table:table-cell>
          <table:table-cell office:value-type="float" office:value="0.996313914315874" calcext:value-type="float">
            <text:p>0.996313914315874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985171097450234" calcext:value-type="float">
            <text:p>0.985171097450234</text:p>
          </table:table-cell>
          <table:table-cell office:value-type="float" office:value="0.985249763871686" calcext:value-type="float">
            <text:p>0.985249763871686</text:p>
          </table:table-cell>
          <table:table-cell office:value-type="float" office:value="0.985387069254084" calcext:value-type="float">
            <text:p>0.985387069254084</text:p>
          </table:table-cell>
          <table:table-cell office:value-type="float" office:value="0.985587969725242" calcext:value-type="float">
            <text:p>0.985587969725242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984188931086514" calcext:value-type="float">
            <text:p>0.984188931086514</text:p>
          </table:table-cell>
          <table:table-cell office:value-type="float" office:value="0.984691034216459" calcext:value-type="float">
            <text:p>0.984691034216459</text:p>
          </table:table-cell>
          <table:table-cell office:value-type="float" office:value="0.98546369594115" calcext:value-type="float">
            <text:p>0.98546369594115</text:p>
          </table:table-cell>
          <table:table-cell office:value-type="float" office:value="0.985852657309449" calcext:value-type="float">
            <text:p>0.985852657309449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98419752667251" calcext:value-type="float">
            <text:p>0.98419752667251</text:p>
          </table:table-cell>
          <table:table-cell office:value-type="float" office:value="0.984498874204486" calcext:value-type="float">
            <text:p>0.984498874204486</text:p>
          </table:table-cell>
          <table:table-cell office:value-type="float" office:value="0.986146108116817" calcext:value-type="float">
            <text:p>0.986146108116817</text:p>
          </table:table-cell>
          <table:table-cell office:value-type="float" office:value="0.986474300087134" calcext:value-type="float">
            <text:p>0.986474300087134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982202879589019" calcext:value-type="float">
            <text:p>0.982202879589019</text:p>
          </table:table-cell>
          <table:table-cell office:value-type="float" office:value="0.982688454801917" calcext:value-type="float">
            <text:p>0.982688454801917</text:p>
          </table:table-cell>
          <table:table-cell office:value-type="float" office:value="0.983506877522137" calcext:value-type="float">
            <text:p>0.983506877522137</text:p>
          </table:table-cell>
          <table:table-cell office:value-type="float" office:value="0.98435591803195" calcext:value-type="float">
            <text:p>0.98435591803195</text:p>
          </table:table-cell>
        </table:table-row>
        <table:table-row table:style-name="ro1">
          <table:table-cell office:value-type="string" calcext:value-type="string">
            <text:p>teacher_diff</text:p>
          </table:table-cell>
          <table:table-cell office:value-type="string" calcext:value-type="string">
            <text:p>SMT</text:p>
          </table:table-cell>
          <table:table-cell office:value-type="float" office:value="0.86091582733811" calcext:value-type="float">
            <text:p>0.86091582733811</text:p>
          </table:table-cell>
          <table:table-cell office:value-type="float" office:value="0.863620109093194" calcext:value-type="float">
            <text:p>0.863620109093194</text:p>
          </table:table-cell>
          <table:table-cell office:value-type="float" office:value="0.864480013218763" calcext:value-type="float">
            <text:p>0.864480013218763</text:p>
          </table:table-cell>
          <table:table-cell office:value-type="float" office:value="0.866834912333131" calcext:value-type="float">
            <text:p>0.866834912333131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856105966590222" calcext:value-type="float">
            <text:p>0.856105966590222</text:p>
          </table:table-cell>
          <table:table-cell office:value-type="float" office:value="0.858919607154634" calcext:value-type="float">
            <text:p>0.858919607154634</text:p>
          </table:table-cell>
          <table:table-cell office:value-type="float" office:value="0.859964854149417" calcext:value-type="float">
            <text:p>0.859964854149417</text:p>
          </table:table-cell>
          <table:table-cell office:value-type="float" office:value="0.861633283541577" calcext:value-type="float">
            <text:p>0.861633283541577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852236614584613" calcext:value-type="float">
            <text:p>0.852236614584613</text:p>
          </table:table-cell>
          <table:table-cell office:value-type="float" office:value="0.855662235722241" calcext:value-type="float">
            <text:p>0.855662235722241</text:p>
          </table:table-cell>
          <table:table-cell office:value-type="float" office:value="0.856981283607546" calcext:value-type="float">
            <text:p>0.856981283607546</text:p>
          </table:table-cell>
          <table:table-cell office:value-type="float" office:value="0.85881366053316" calcext:value-type="float">
            <text:p>0.85881366053316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85364195566044" calcext:value-type="float">
            <text:p>0.85364195566044</text:p>
          </table:table-cell>
          <table:table-cell office:value-type="float" office:value="0.856655899835088" calcext:value-type="float">
            <text:p>0.856655899835088</text:p>
          </table:table-cell>
          <table:table-cell office:value-type="float" office:value="0.857594706950017" calcext:value-type="float">
            <text:p>0.857594706950017</text:p>
          </table:table-cell>
          <table:table-cell office:value-type="float" office:value="0.859288327619135" calcext:value-type="float">
            <text:p>0.859288327619135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854514081089728" calcext:value-type="float">
            <text:p>0.854514081089728</text:p>
          </table:table-cell>
          <table:table-cell office:value-type="float" office:value="0.857389766626763" calcext:value-type="float">
            <text:p>0.857389766626763</text:p>
          </table:table-cell>
          <table:table-cell office:value-type="float" office:value="0.858322041514492" calcext:value-type="float">
            <text:p>0.858322041514492</text:p>
          </table:table-cell>
          <table:table-cell office:value-type="float" office:value="0.860322628212053" calcext:value-type="float">
            <text:p>0.860322628212053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MT</text:p>
          </table:table-cell>
          <table:table-cell office:value-type="float" office:value="0.991131262085039" calcext:value-type="float">
            <text:p>0.991131262085039</text:p>
          </table:table-cell>
          <table:table-cell office:value-type="float" office:value="0.991415371148894" calcext:value-type="float">
            <text:p>0.991415371148894</text:p>
          </table:table-cell>
          <table:table-cell office:value-type="float" office:value="0.992110873071804" calcext:value-type="float">
            <text:p>0.992110873071804</text:p>
          </table:table-cell>
          <table:table-cell office:value-type="float" office:value="0.992650124118521" calcext:value-type="float">
            <text:p>0.992650124118521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988702485038329" calcext:value-type="float">
            <text:p>0.988702485038329</text:p>
          </table:table-cell>
          <table:table-cell office:value-type="float" office:value="0.988898099909938" calcext:value-type="float">
            <text:p>0.988898099909938</text:p>
          </table:table-cell>
          <table:table-cell office:value-type="float" office:value="0.989419119724333" calcext:value-type="float">
            <text:p>0.989419119724333</text:p>
          </table:table-cell>
          <table:table-cell office:value-type="float" office:value="0.989932498152947" calcext:value-type="float">
            <text:p>0.989932498152947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983893492722183" calcext:value-type="float">
            <text:p>0.983893492722183</text:p>
          </table:table-cell>
          <table:table-cell office:value-type="float" office:value="0.984130458242176" calcext:value-type="float">
            <text:p>0.984130458242176</text:p>
          </table:table-cell>
          <table:table-cell office:value-type="float" office:value="0.984951671887818" calcext:value-type="float">
            <text:p>0.984951671887818</text:p>
          </table:table-cell>
          <table:table-cell office:value-type="float" office:value="0.985652420032332" calcext:value-type="float">
            <text:p>0.985652420032332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985263213205435" calcext:value-type="float">
            <text:p>0.985263213205435</text:p>
          </table:table-cell>
          <table:table-cell office:value-type="float" office:value="0.985521154807206" calcext:value-type="float">
            <text:p>0.985521154807206</text:p>
          </table:table-cell>
          <table:table-cell office:value-type="float" office:value="0.986285043802168" calcext:value-type="float">
            <text:p>0.986285043802168</text:p>
          </table:table-cell>
          <table:table-cell office:value-type="float" office:value="0.986886246176666" calcext:value-type="float">
            <text:p>0.986886246176666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98900474959488" calcext:value-type="float">
            <text:p>0.98900474959488</text:p>
          </table:table-cell>
          <table:table-cell office:value-type="float" office:value="0.989355340675863" calcext:value-type="float">
            <text:p>0.989355340675863</text:p>
          </table:table-cell>
          <table:table-cell office:value-type="float" office:value="0.99017779592891" calcext:value-type="float">
            <text:p>0.99017779592891</text:p>
          </table:table-cell>
          <table:table-cell office:value-type="float" office:value="0.990905646108333" calcext:value-type="float">
            <text:p>0.990905646108333</text:p>
          </table:table-cell>
        </table:table-row>
      </table:table>
      <table:table table:name="Sheet4" table:style-name="ta1">
        <table:table-column table:style-name="co1" table:number-columns-repeated="2" table:default-cell-style-name="Default"/>
        <table:table-row table:style-name="ro1">
          <table:table-cell/>
          <table:table-cell office:value-type="float" office:value="0.869242776999345" calcext:value-type="float">
            <text:p>0.869242776999345</text:p>
          </table:table-cell>
        </table:table-row>
        <table:table-row table:style-name="ro1">
          <table:table-cell/>
          <table:table-cell office:value-type="float" office:value="0.792018071486795" calcext:value-type="float">
            <text:p>0.792018071486795</text:p>
          </table:table-cell>
        </table:table-row>
        <table:table-row table:style-name="ro1">
          <table:table-cell/>
          <table:table-cell office:value-type="float" office:value="0.705736311861011" calcext:value-type="float">
            <text:p>0.705736311861011</text:p>
          </table:table-cell>
        </table:table-row>
        <table:table-row table:style-name="ro1">
          <table:table-cell/>
          <table:table-cell office:value-type="float" office:value="0.747441382213011" calcext:value-type="float">
            <text:p>0.747441382213011</text:p>
          </table:table-cell>
        </table:table-row>
        <table:table-row table:style-name="ro1">
          <table:table-cell/>
          <table:table-cell office:value-type="float" office:value="0.840063079718059" calcext:value-type="float">
            <text:p>0.8400630797180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7:12:13.218243617</meta:creation-date>
    <dc:date>2019-04-13T09:39:01.464170342</dc:date>
    <meta:editing-duration>PT1H35M25S</meta:editing-duration>
    <meta:editing-cycles>8</meta:editing-cycles>
    <meta:generator>LibreOffice/6.0.7.3$Linux_X86_64 LibreOffice_project/00m0$Build-3</meta:generator>
    <meta:document-statistic meta:table-count="4" meta:cell-count="410" meta:object-count="0"/>
  </office:meta>
</office:document-meta>
</file>